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Verdana" fo:font-size="11.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1.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weight="bold" fo:font-weight-asian="bold" fo:font-weight-complex="bold" style:text-underline-style="solid"/>
    </style:style>
    <style:style style:name="T4" style:family="text">
      <style:text-properties fo:font-style="italic" fo:font-style-asian="italic" fo:font-style-complex="italic"/>
    </style:style>
    <style:style style:name="T5" style:family="text">
      <style:text-properties fo:font-style="italic" fo:font-style-asian="italic" fo:font-style-complex="italic" style:text-underline-style="solid"/>
    </style:style>
    <style:style style:name="T6" style:family="text">
      <style:text-properties fo:font-style="italic" fo:font-style-asian="italic" fo:font-style-complex="italic" fo:font-weight="bold" fo:font-weight-asian="bold" fo:font-weight-complex="bold"/>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Tafel vom 4. Mai</text:span></text:p>
      <text:p text:style-name="P1"/>
      <text:p text:style-name="P1"><text:span text:style-name="T2">Hausaufgabe:</text:span></text:p>
      <text:p text:style-name="P1"/>
      <text:p text:style-name="P1"><text:span text:style-name="T2">Übung 5c: Ergänzt weitere Verben:</text:span></text:p>
      <text:p text:style-name="P1"/>
      <table:table table:name="Table1"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
          </table:table-cell>
          <table:table-cell table:style-name="TableCell1">
            <text:p text:style-name="P1">"normale Verben"</text:p>
            <text:p text:style-name="P1">ge____t / ge____en</text:p>
          </table:table-cell>
          <table:table-cell table:style-name="TableCell1">
            <text:p text:style-name="P1">trennbare Verben</text:p>
            <text:p text:style-name="P1">__ge____t</text:p>
            <text:p text:style-name="P1">__ge____en</text:p>
          </table:table-cell>
          <table:table-cell table:style-name="TableCell1">
            <text:p text:style-name="P1">Verben auf -ieren</text:p>
            <text:p text:style-name="P1"/>
            <text:p text:style-name="P1">_______t</text:p>
          </table:table-cell>
          <table:table-cell table:style-name="TableCell1">
            <text:p text:style-name="P1">nicht-trennbare Verben</text:p>
            <text:p text:style-name="P1">______t</text:p>
            <text:p text:style-name="P1">______en</text:p>
          </table:table-cell>
        </table:table-row>
        <table:table-row>
          <table:table-cell table:style-name="TableCell1">
            <text:p text:style-name="P1">vergess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vergess<text:span text:style-name="T1">en</text:span></text:p>
          </table:table-cell>
        </table:table-row>
        <table:table-row>
          <table:table-cell table:style-name="TableCell1">
            <text:p text:style-name="P1">kaufen</text:p>
          </table:table-cell>
          <table:table-cell table:style-name="TableCell1">
            <text:p text:style-name="P1"><text:span text:style-name="T1">ge</text:span>kauf<text:span text:style-name="T1">t</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verkauf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verkauf<text:span text:style-name="T1">t</text:span></text:p>
          </table:table-cell>
        </table:table-row>
        <table:table-row>
          <table:table-cell table:style-name="TableCell1">
            <text:p text:style-name="P1">kommen</text:p>
          </table:table-cell>
          <table:table-cell table:style-name="TableCell1">
            <text:p text:style-name="P1"><text:span text:style-name="T1">ge</text:span>komm<text:span text:style-name="T1">en </text:span>(sei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ankommen</text:p>
          </table:table-cell>
          <table:table-cell table:style-name="TableCell1">
            <text:p text:style-name="P1"/>
          </table:table-cell>
          <table:table-cell table:style-name="TableCell1">
            <text:p text:style-name="P1">an<text:span text:style-name="T1">ge</text:span>komm<text:span text:style-name="T1">en</text:span></text:p>
            <text:p text:style-name="P1">(sein)</text:p>
          </table:table-cell>
          <table:table-cell table:style-name="TableCell1">
            <text:p text:style-name="P1"/>
          </table:table-cell>
          <table:table-cell table:style-name="TableCell1">
            <text:p text:style-name="P1"/>
          </table:table-cell>
        </table:table-row>
        <table:table-row>
          <table:table-cell table:style-name="TableCell1">
            <text:p text:style-name="P1">bekomm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bekomm<text:span text:style-name="T1">en</text:span></text:p>
          </table:table-cell>
        </table:table-row>
        <table:table-row>
          <table:table-cell table:style-name="TableCell1">
            <text:p text:style-name="P1">anrufen</text:p>
          </table:table-cell>
          <table:table-cell table:style-name="TableCell1">
            <text:p text:style-name="P1"/>
          </table:table-cell>
          <table:table-cell table:style-name="TableCell1">
            <text:p text:style-name="P1">an<text:span text:style-name="T1">ge</text:span>ruf<text:span text:style-name="T1">en</text:span></text:p>
          </table:table-cell>
          <table:table-cell table:style-name="TableCell1">
            <text:p text:style-name="P1"/>
          </table:table-cell>
          <table:table-cell table:style-name="TableCell1">
            <text:p text:style-name="P1"/>
          </table:table-cell>
        </table:table-row>
        <table:table-row>
          <table:table-cell table:style-name="TableCell1">
            <text:p text:style-name="P1">buchstabieren</text:p>
          </table:table-cell>
          <table:table-cell table:style-name="TableCell1">
            <text:p text:style-name="P1"/>
          </table:table-cell>
          <table:table-cell table:style-name="TableCell1">
            <text:p text:style-name="P1"/>
          </table:table-cell>
          <table:table-cell table:style-name="TableCell1">
            <text:p text:style-name="P1">buchstabier<text:span text:style-name="T1">t</text:span></text:p>
          </table:table-cell>
          <table:table-cell table:style-name="TableCell1">
            <text:p text:style-name="P1"/>
          </table:table-cell>
        </table:table-row>
        <table:table-row>
          <table:table-cell table:style-name="TableCell1">
            <text:p text:style-name="P1">ausmachen</text:p>
          </table:table-cell>
          <table:table-cell table:style-name="TableCell1">
            <text:p text:style-name="P1"/>
          </table:table-cell>
          <table:table-cell table:style-name="TableCell1">
            <text:p text:style-name="P1">aus<text:span text:style-name="T1">ge</text:span>mach<text:span text:style-name="T1">t</text:span></text:p>
          </table:table-cell>
          <table:table-cell table:style-name="TableCell1">
            <text:p text:style-name="P1"/>
          </table:table-cell>
          <table:table-cell table:style-name="TableCell1">
            <text:p text:style-name="P1"/>
          </table:table-cell>
        </table:table-row>
        <table:table-row>
          <table:table-cell table:style-name="TableCell1">
            <text:p text:style-name="P1">stehen</text:p>
          </table:table-cell>
          <table:table-cell table:style-name="TableCell1">
            <text:p text:style-name="P1"><text:span text:style-name="T1">ge</text:span>stand<text:span text:style-name="T1">en</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versteh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verstand<text:span text:style-name="T1">en</text:span></text:p>
          </table:table-cell>
        </table:table-row>
        <table:table-row>
          <table:table-cell table:style-name="TableCell1">
            <text:p text:style-name="P1">besteh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bestand<text:span text:style-name="T1">en</text:span></text:p>
          </table:table-cell>
        </table:table-row>
        <table:table-row>
          <table:table-cell table:style-name="TableCell1">
            <text:p text:style-name="P1">fotografieren</text:p>
          </table:table-cell>
          <table:table-cell table:style-name="TableCell1">
            <text:p text:style-name="P1"/>
          </table:table-cell>
          <table:table-cell table:style-name="TableCell1">
            <text:p text:style-name="P1"/>
          </table:table-cell>
          <table:table-cell table:style-name="TableCell1">
            <text:p text:style-name="P1">fotografier<text:span text:style-name="T1">t</text:span></text:p>
          </table:table-cell>
          <table:table-cell table:style-name="TableCell1">
            <text:p text:style-name="P1"/>
          </table:table-cell>
        </table:table-row>
        <table:table-row>
          <table:table-cell table:style-name="TableCell1">
            <text:p text:style-name="P1">suchen</text:p>
          </table:table-cell>
          <table:table-cell table:style-name="TableCell1">
            <text:p text:style-name="P1"><text:span text:style-name="T1">ge</text:span>such<text:span text:style-name="T1">t</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besuch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besuch<text:span text:style-name="T1">t</text:span></text:p>
          </table:table-cell>
        </table:table-row>
        <table:table-row>
          <table:table-cell table:style-name="TableCell1">
            <text:p text:style-name="P1">erzähl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erzähl<text:span text:style-name="T1">t</text:span></text:p>
          </table:table-cell>
        </table:table-row>
        <table:table-row>
          <table:table-cell table:style-name="TableCell1">
            <text:p text:style-name="P1">spielen</text:p>
          </table:table-cell>
          <table:table-cell table:style-name="TableCell1">
            <text:p text:style-name="P1"><text:span text:style-name="T1">ge</text:span>spiel<text:span text:style-name="T1">t</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klettern</text:p>
          </table:table-cell>
          <table:table-cell table:style-name="TableCell1">
            <text:p text:style-name="P1"><text:span text:style-name="T1">ge</text:span>kletter<text:span text:style-name="T1">t </text:span>(sei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zuhören</text:p>
          </table:table-cell>
          <table:table-cell table:style-name="TableCell1">
            <text:p text:style-name="P1"/>
          </table:table-cell>
          <table:table-cell table:style-name="TableCell1">
            <text:p text:style-name="P1">zu<text:span text:style-name="T1">ge</text:span>hör<text:span text:style-name="T1">t</text:span></text:p>
          </table:table-cell>
          <table:table-cell table:style-name="TableCell1">
            <text:p text:style-name="P1"/>
          </table:table-cell>
          <table:table-cell table:style-name="TableCell1">
            <text:p text:style-name="P1"/>
          </table:table-cell>
        </table:table-row>
        <table:table-row>
          <table:table-cell table:style-name="TableCell1">
            <text:p text:style-name="P1">übernachten</text:p>
          </table:table-cell>
          <table:table-cell table:style-name="TableCell1">
            <text:p text:style-name="P1"/>
          </table:table-cell>
          <table:table-cell table:style-name="TableCell1">
            <text:p text:style-name="P1"/>
          </table:table-cell>
          <table:table-cell table:style-name="TableCell1">
            <text:p text:style-name="P1"/>
          </table:table-cell>
          <table:table-cell table:style-name="TableCell1">
            <text:p text:style-name="P1">übernacht<text:span text:style-name="T1">et</text:span></text:p>
          </table:table-cell>
        </table:table-row>
        <table:table-row>
          <table:table-cell table:style-name="TableCell1">
            <text:p text:style-name="P1">passieren</text:p>
          </table:table-cell>
          <table:table-cell table:style-name="TableCell1">
            <text:p text:style-name="P1"/>
          </table:table-cell>
          <table:table-cell table:style-name="TableCell1">
            <text:p text:style-name="P1"/>
          </table:table-cell>
          <table:table-cell table:style-name="TableCell1">
            <text:p text:style-name="P1">passier<text:span text:style-name="T1">t </text:span>(sein)</text:p>
          </table:table-cell>
          <table:table-cell table:style-name="TableCell1">
            <text:p text:style-name="P1"/>
          </table:table-cell>
        </table:table-row>
        <table:table-row>
          <table:table-cell table:style-name="TableCell1">
            <text:p text:style-name="P1">sammeln</text:p>
          </table:table-cell>
          <table:table-cell table:style-name="TableCell1">
            <text:p text:style-name="P1"><text:span text:style-name="T1">ge</text:span>sammel<text:span text:style-name="T1">t</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fahren</text:p>
          </table:table-cell>
          <table:table-cell table:style-name="TableCell1">
            <text:p text:style-name="P1"><text:span text:style-name="T1">ge</text:span>fahr<text:span text:style-name="T1">en</text:span><text:s/>(sein) </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lesen</text:p>
          </table:table-cell>
          <table:table-cell table:style-name="TableCell1">
            <text:p text:style-name="P1"><text:span text:style-name="T1">ge</text:span>les<text:span text:style-name="T1">en</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zeichnen</text:p>
          </table:table-cell>
          <table:table-cell table:style-name="TableCell1">
            <text:p text:style-name="P1"><text:span text:style-name="T1">ge</text:span>zeichn<text:span text:style-name="T1">et</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
          </table:table-cell>
          <table:table-cell table:style-name="TableCell1">
            <text:p text:style-name="P1"><text:span text:style-name="T1">ge</text:span>mal<text:span text:style-name="T1">t</text:span><text:s/></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essen</text:p>
          </table:table-cell>
          <table:table-cell table:style-name="TableCell1">
            <text:p text:style-name="P1"><text:span text:style-name="T1">ge</text:span>gess<text:span text:style-name="T1">en</text:span></text:p>
          </table:table-cell>
          <table:table-cell table:style-name="TableCell1">
            <text:p text:style-name="P1"/>
          </table:table-cell>
          <table:table-cell table:style-name="TableCell1">
            <text:p text:style-name="P1"/>
          </table:table-cell>
          <table:table-cell table:style-name="TableCell1">
            <text:p text:style-name="P1"/>
          </table:table-cell>
        </table:table-row>
        <table:table-row>
          <table:table-cell table:style-name="TableCell1">
            <text:p text:style-name="P1">gehen</text:p>
          </table:table-cell>
          <table:table-cell table:style-name="TableCell1">
            <text:p text:style-name="P1"><text:span text:style-name="T1">ge</text:span>gang<text:span text:style-name="T1">en</text:span><text:s/>(sein)</text:p>
          </table:table-cell>
          <table:table-cell table:style-name="TableCell1">
            <text:p text:style-name="P1"/>
          </table:table-cell>
          <table:table-cell table:style-name="TableCell1">
            <text:p text:style-name="P1"/>
          </table:table-cell>
          <table:table-cell table:style-name="TableCell1">
            <text:p text:style-name="P1"/>
          </table:table-cell>
        </table:table-row>
      </table:table>
      <text:p text:style-name="P1"/>
      <text:p text:style-name="P1"/>
      <text:p text:style-name="P1"/>
      <text:p text:style-name="P1"><text:span text:style-name="T1">--&gt; Kursbuch, Seite 11 und 12, Bildlexikon: </text:span><text:span text:style-name="T2">Aktivitäten in der Kindheit und Jugend:</text:span></text:p>
      <text:p text:style-name="P1"/>
      <text:p text:style-name="P1">die Großeltern besuchen – Geschichten erzählen – draußen übernachten – auf Bäume klettern – Fußballbilder sammeln – Sachen auf dem Flohmarkt verkaufen – Einrad fahren – Skateboard fahren – Comics lesen – zeichnen / malen <text:s/>- Computerspiele spielen – mit Puppen oder Autos spielen – Süßigkeiten essen – Witze erzählen – tanzen gehen </text:p>
      <text:p text:style-name="P1"/>
      <text:p text:style-name="P1"/>
      <text:p text:style-name="P1"><text:span text:style-name="T3">--&gt; Arbeitsbuch, Seite 8, Übung 8</text:span></text:p>
      <text:p text:style-name="P1"/>
      <text:p text:style-name="P1">Ergänzt: <text:span text:style-name="T4">Bäume / Geschichten / draußen / Fußballbilder / Hobby / Mannschaft / Puppen / Sachen / Witze</text:span></text:p>
      <text:p text:style-name="P1"/>
      <text:list text:style-name="L1">
        <text:list-item>
          <text:p text:style-name="P2">Ich habe meiner Schwester immer <text:span text:style-name="T4">Geschichten</text:span><text:s/>erzählt. Am liebsten über Könige und Prinzessinnen. Sie hat immer total gern zugehört.</text:p>
        </text:list-item>
        <text:list-item>
          <text:p text:style-name="P2"/>
        </text:list-item>
      </text:list>
      <text:list text:style-name="L1">
        <text:list-item>
          <text:p text:style-name="P2">Früher habe ich fast jeden Tag mit dem Nachbarjungen gespielt. Der hatte viele gute Ideen, war lustig und hat oft <text:span text:style-name="T4">Witze </text:span>erzählt.</text:p>
        </text:list-item>
        <text:list-item>
          <text:p text:style-name="P2"/>
        </text:list-item>
        <text:list-item>
          <text:p text:style-name="P2">Ich war am liebsten draußen im Wald und bin auf <text:span text:style-name="T4">Bäume</text:span><text:s/>geklettert.</text:p>
        </text:list-item>
        <text:list-item>
          <text:p text:style-name="P2"/>
        </text:list-item>
        <text:list-item>
          <text:p text:style-name="P2">Ich hatte nur ein <text:span text:style-name="T4">Hobby</text:span>: Fußball. Ich habe in einer <text:span text:style-name="T4">Mannschaft</text:span><text:s/>gespielt. Da hatten wir am Wochenende oft Spiele. Und zur WM und EM haben wir natürlich <text:span text:style-name="T4">Fußballbilder</text:span><text:s/>gesammelt.</text:p>
        </text:list-item>
        <text:list-item>
          <text:p text:style-name="P2"/>
        </text:list-item>
        <text:list-item>
          <text:p text:style-name="P2">Als Kind habe ich gern mit <text:span text:style-name="T4">Puppen</text:span><text:s/>gespielt. Und ich war gern auf dem Flohmarkt und habe <text:span text:style-name="T4">Sachen</text:span><text:s/>verkauft.</text:p>
        </text:list-item>
      </text:list>
      <text:p text:style-name="P1"/>
      <text:p text:style-name="P1"/>
      <text:p text:style-name="P1"><text:span text:style-name="T4">Als ich ein Kind war</text:span>, habe ich gern mit Puppen gespielt. = <text:span text:style-name="T4">Als Kind</text:span><text:s/>habe ich gern mit Puppen gespielt.</text:p>
      <text:p text:style-name="P1"/>
      <text:p text:style-name="P1"/>
      <text:p text:style-name="P1"><text:span text:style-name="T5">Plenum: Was hast du gern als Kind oder Jugendliche(r) (= als Teenager) gemacht?</text:span></text:p>
      <text:p text:style-name="P1"/>
      <text:p text:style-name="P1">Als Kind war ich viel an der frischen Luft. Ich habe mit meinen Nachbarn gespielt.</text:p>
      <text:p text:style-name="P1"/>
      <text:p text:style-name="P1">Als Kind habe ich viele Computerspiele gespielt und ich war die ganze Zeit draußen / an der frischen Luft.</text:p>
      <text:p text:style-name="P1"/>
      <text:p text:style-name="P1">Ich bin in einer großen Familie aufgewachen und habe als Kind mit meinen vielen Cousinen gespielt. Ich hatte auch ein rotes Fahrrad und bin damit in die Stadt gefahren.</text:p>
      <text:p text:style-name="P1"/>
      <text:p text:style-name="P1">Als Teenager/ Jugendlicher(r) habe ich Trompete in der Schulband gespielt.</text:p>
      <text:p text:style-name="P1"/>
      <text:p text:style-name="P1">Als Kind bin ich ins Schwimmbad gegangen und (ich) (bin) (mit dem) Fahrrad gefahren.</text:p>
      <text:p text:style-name="P1"/>
      <text:p text:style-name="P1">Als Kind und Teenager habe ich gern viel Musik gehört und gespielt. Als Kind habe ich viele Gitarrenmusik gehört, heute höre ich ruhigere Musik.</text:p>
      <text:p text:style-name="P1"/>
      <text:p text:style-name="P1">Als Teenager habe ich viel Tennis und Fußball gespielt.</text:p>
      <text:p text:style-name="P1"/>
      <text:p text:style-name="P1"/>
      <text:p text:style-name="P1"/>
      <text:p text:style-name="P1"><text:span text:style-name="T2">Perfekt von "sein" = ich bin gewesen --&gt; Präteritum: ich war</text:span></text:p>
      <text:p text:style-name="P1"><text:span text:style-name="T2">Persfekt von "haben" = ich habe gehabt --&gt; ich hatte</text:span></text:p>
      <text:p text:style-name="P1"/>
      <text:p text:style-name="P1"/>
      <text:p text:style-name="P1"/>
      <text:p text:style-name="P1"/>
      <text:p text:style-name="P1"/>
      <text:p text:style-name="P1"><text:span text:style-name="T2">Kursbuch, Seite 11, Übung 5:</text:span></text:p>
      <text:p text:style-name="P1"><text:span text:style-name="T4">Die Geschichte von Onkel Willi </text:span>hören (Track 05) und die Bilder sortieren</text:p>
      <text:p text:style-name="P1"/>
      <text:p text:style-name="P1">Lösung : 1 / 3 / 4 / 2 / 6 / 5</text:p>
      <text:p text:style-name="P1"/>
      <text:p text:style-name="P1"/>
      <text:p text:style-name="P1"><text:span text:style-name="T2">Kursbuch, Seite 12: Die Geschichte von Onkel Willi nacherzählen:</text:span></text:p>
      <text:p text:style-name="P1"/>
      <text:p text:style-name="P1">Onkel Willi: nicht fleißig (= faul) / nicht gern gearbeitet / lieber tanzen gegangen / Vater krank / Onkel Willi bitten, Bäckerei öffnen / Onkel zu lange geschlafen / niemand Bäckerei aufgemacht / Brezeln nicht gebacken / Bäckerei geschlossen / gestritten / Vater gerufen: "Geh doch dahin, wo der Pfeffer wächst!" / Motorrad gekauft / nach Indien gefahren</text:p>
      <text:p text:style-name="P1"/>
      <text:p text:style-name="P1"/>
      <text:p text:style-name="P1">Zusammenfassung:</text:p>
      <text:p text:style-name="P1">"<text:span text:style-name="T4">Na gut, also passt auf</text:span>: Onkel Willi war nicht sehr fleißig. Er hat nicht gern gearbeitet. Er ist lieber mit den Mädchen tanzen gegangen. </text:p>
      <text:p text:style-name="P1">Einmal ist der Vater krank geworden und konnte nicht arbeiten. Deshalb hat er Onkel Willi gebeten, für ihn die Bäckerei zu öffnen. Aber Onkel Willi hat zu lange geschlafen. <text:s/>Keiner hat die Bäckerei geöffnet, niemand hat Brezeln gebacken. Die Bäckerei war den ganzen Tag geschlossen. Der Vater war sehr wütend. Beide / Die Beiden / Sie haben gestritten. Der Vater hat gerufen: "Nie machst du, was ich sage. Geh doch dahin, wo der Pfeffer wächst!"</text:p>
      <text:p text:style-name="P1"><text:span text:style-name="T4">Und wisst ihr, was Onkel Will dann gemacht hat?</text:span><text:s/>Er hat ein Motarrad gekauft und ist anch Indien gefahren. Er war schon verrückt, mein Onkel Willi."</text:p>
      <text:p text:style-name="P1"/>
      <text:p text:style-name="P1"/>
      <text:p text:style-name="P1"><text:span text:style-name="T3">Geschichten erzählen:</text:span></text:p>
      <text:p text:style-name="P1"/>
      <text:p text:style-name="P1">Um eine Geschichte <text:span text:style-name="T4">interessanter </text:span>zu erzählen, kann man <text:span text:style-name="T1">Ausdrücke</text:span><text:s/>benutzen wie zum Beispiel:</text:p>
      <text:p text:style-name="P1"><text:span text:style-name="T4">Habe ich euch / dir schon von .... erzählt? / Kennt ihr / Kennst du schon die Geschichte von ... ?</text:span></text:p>
      <text:p text:style-name="P1"><text:span text:style-name="T4">Also pass auf / passt auf: ...</text:span></text:p>
      <text:p text:style-name="P1"><text:span text:style-name="T4">Und weißt du, was dann passiert ist? </text:span></text:p>
      <text:p text:style-name="P1"><text:span text:style-name="T4">Und wisst ihr, was dann passiert ist?</text:span></text:p>
      <text:p text:style-name="P1"><text:span text:style-name="T4">Wisst ihr, was ... dann gemacht hat?</text:span></text:p>
      <text:p text:style-name="P1"/>
      <text:p text:style-name="P1"/>
      <text:p text:style-name="P1">Um eine Geschichte zu strukturieren, benutzt man <text:span text:style-name="T1">Temporaladverbien </text:span>wie<text:span text:style-name="T1"><text:s/></text:span></text:p>
      <text:p text:style-name="P1">zum Beispiel:</text:p>
      <text:p text:style-name="P1"><text:span text:style-name="T4">zuerst (at first) / dann (then) / danach (after that) / anschließend (then, subsequently, afterwards) / später (later) / zum Schluss (at the end) / am Ende (at the end)</text:span></text:p>
      <text:p text:style-name="P1"/>
      <text:p text:style-name="P1">Zuerst bin ich nach Italien gereist. Dann bin ich nach Spanien gefahren.</text:p>
      <text:p text:style-name="P1">Ich bin zuerst nach Italien gereist. Ich bin dann nach Spanien gefahren.</text:p>
      <text:p text:style-name="P1"/>
      <table:table table:name="Table2"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Position 1</text:p>
          </table:table-cell>
          <table:table-cell table:style-name="TableCell1">
            <text:p text:style-name="P1">Position 2</text:p>
          </table:table-cell>
          <table:table-cell table:style-name="TableCell1">
            <text:p text:style-name="P1">Position 3</text:p>
          </table:table-cell>
          <table:table-cell table:style-name="TableCell1">
            <text:p text:style-name="P1"/>
          </table:table-cell>
          <table:table-cell table:style-name="TableCell1">
            <text:p text:style-name="P1">Ende</text:p>
          </table:table-cell>
        </table:table-row>
        <table:table-row>
          <table:table-cell table:style-name="TableCell1">
            <text:p text:style-name="P1">Ich </text:p>
          </table:table-cell>
          <table:table-cell table:style-name="TableCell1">
            <text:p text:style-name="P1">bin </text:p>
          </table:table-cell>
          <table:table-cell table:style-name="TableCell1">
            <text:p text:style-name="P1">zuerst </text:p>
          </table:table-cell>
          <table:table-cell table:style-name="TableCell1">
            <text:p text:style-name="P1">nach Italien </text:p>
          </table:table-cell>
          <table:table-cell table:style-name="TableCell1">
            <text:p text:style-name="P1">gereist</text:p>
          </table:table-cell>
        </table:table-row>
        <table:table-row>
          <table:table-cell table:style-name="TableCell1">
            <text:p text:style-name="P1">Zuerst </text:p>
          </table:table-cell>
          <table:table-cell table:style-name="TableCell1">
            <text:p text:style-name="P1">bin</text:p>
          </table:table-cell>
          <table:table-cell table:style-name="TableCell1">
            <text:p text:style-name="P1">ich</text:p>
          </table:table-cell>
          <table:table-cell table:style-name="TableCell1">
            <text:p text:style-name="P1">nach Italien</text:p>
          </table:table-cell>
          <table:table-cell table:style-name="TableCell1">
            <text:p text:style-name="P1">gereist.</text:p>
          </table:table-cell>
        </table:table-row>
        <table:table-row>
          <table:table-cell table:style-name="TableCell1">
            <text:p text:style-name="P1">Dann </text:p>
          </table:table-cell>
          <table:table-cell table:style-name="TableCell1">
            <text:p text:style-name="P1">bin </text:p>
          </table:table-cell>
          <table:table-cell table:style-name="TableCell1">
            <text:p text:style-name="P1">ich </text:p>
          </table:table-cell>
          <table:table-cell table:style-name="TableCell1">
            <text:p text:style-name="P1">nach Spanien</text:p>
          </table:table-cell>
          <table:table-cell table:style-name="TableCell1">
            <text:p text:style-name="P1">gefahren.</text:p>
          </table:table-cell>
        </table:table-row>
        <table:table-row>
          <table:table-cell table:style-name="TableCell1">
            <text:p text:style-name="P1">Ich </text:p>
          </table:table-cell>
          <table:table-cell table:style-name="TableCell1">
            <text:p text:style-name="P1">bin</text:p>
          </table:table-cell>
          <table:table-cell table:style-name="TableCell1">
            <text:p text:style-name="P1">dann </text:p>
          </table:table-cell>
          <table:table-cell table:style-name="TableCell1">
            <text:p text:style-name="P1">nach Spanien </text:p>
          </table:table-cell>
          <table:table-cell table:style-name="TableCell1">
            <text:p text:style-name="P1">gefahren.</text:p>
          </table:table-cell>
        </table:table-row>
      </table:table>
      <text:p text:style-name="P1"/>
      <text:p text:style-name="P1">Das Temporaladverb kann auf Position 1 oder 3 stehen, Subjekt und Temporaladverb können also ihre Positionen tauschen. Das Verb bleibt im Hausptsatz auf Position 2.</text:p>
      <text:p text:style-name="P1"/>
      <text:p text:style-name="P1"/>
      <text:p text:style-name="P1"/>
      <text:p text:style-name="P1"><text:span text:style-name="T3">Arbeitsbuch, Seite 8, Übung 9</text:span></text:p>
      <text:p text:style-name="P1"><text:span text:style-name="T4">Sortiert die Geschichte!</text:span></text:p>
      <text:p text:style-name="P1"/>
      <text:p text:style-name="P1"><text:span text:style-name="T2">Reihenfolge:</text:span><text:s/>1 -3 – 4 - 2</text:p>
      <text:p text:style-name="P1">Kolja, habe ich dir schon von meinem Cousin Fridolin erzählt? <text:span text:style-name="T6">Also pass auf</text:span><text:s/>...</text:p>
      <text:p text:style-name="P1">Nach der Schule hat er <text:span text:style-name="T6">zuerst</text:span><text:s/>eine Ausbildung als Frisör gemacht ...</text:p>
      <text:p text:style-name="P1">Und weißt du, was <text:span text:style-name="T6">dann</text:span><text:s/>passiert ist ....</text:p>
      <text:p text:style-name="P1"><text:span text:style-name="T6">Zum Schluss</text:span><text:s/>hat er das Geschäft ...</text:p>
      <text:p text:style-name="P1"/>
      <text:p text:style-name="P1"/>
      <text:p text:style-name="P1"><text:span text:style-name="T3">Breakoutsession: --&gt; Arbeitsbuch, Seite 8, Übung 10</text:span></text:p>
      <text:p text:style-name="P1"><text:span text:style-name="T4">Schreibt zusammen eine Geschichte über Tante Martha!</text:span></text:p>
      <text:p text:style-name="P1"/>
      <text:p text:style-name="P1">Eines wunderschönen Morgen hat Tante Martha ihren lieben Freund geheiratet. Und weißt du, was dann passiert ist? Ein Jahr später hat sie ihr erstes Kind bekommen und <text:s/>ein Jahr darauf kam das zweite Kind. Sie hat eine schöne Familie gegründet. Und in der Zwischenzeit hat sie zu viel als eine Bankkauffrau gearbeitet. Aber sie hat gedacht, dass sie etwas in ihrem Leben vermisst. Weißt du, was danach passier ist? Sie hat einen VW-Van gekauft und (sie) hat einen Ausflug nach Afrikea organisiert. </text:p>
      <text:p text:style-name="P1"/>
      <text:p text:style-name="P1"/>
      <text:p text:style-name="P1">Zuerst hat Tante Martha früh geheiratet. Dann hat sie mit 18 Jahren zwei Kinder bekommen. Sie hat in einem Büro als Sekretärin gearbeitet. Danach erkannte sie, dass sie nicht glücklich war und hat sich scheiden lassen. Dann hat sie ihr Haus verlassen, um in einer neuen Stadt zu leben.</text:p>
      <text:p text:style-name="P1"/>
      <text:p text:style-name="P1">Tante Martha hat sehr jung zwei Kinder bekommen.... So war sie alleinerziehend.... Dann <text:s/>hatte sie plötzlich keinen Bock mehr. So hat sie ihren Kindern "tschüs" gesagt. Danach hat sie in Afrika gelebt.</text:p>
      <text:p text:style-name="P1"/>
      <text:p text:style-name="P1"/>
      <text:p text:style-name="P1"><text:span text:style-name="T3">1. </text:span><text:span text:style-name="T2">Arbeitsbuch, Seite 9; Übung 1</text:span></text:p>
      <text:p text:style-name="P1"/>
      <text:p text:style-name="P1">Lieber Peter,</text:p>
      <text:p text:style-name="P1"/>
      <text:p text:style-name="P1">danke für Deine E-Mail. Zum Glück bist du wieder gesund. Mir geht es auch gut. Du </text:p>
      <text:p text:style-name="P1"/>
      <text:p text:style-name="P1">möchtest mehr von unserem Opa wissen. Also:pass auf. Unsere Opa hat immer Witze erzählen. Im winter sein wir zusammen oft Spiele gespielt.</text:p>
      <text:p text:style-name="P1"/>
      <text:p text:style-name="P1">Und weißt du, was er als junger Mann gemacht hat? Er ist mit dem Fahrrad nach Afrika gefahren! In frühen Tagen ist er viel gereist, und als er 60 Jahre alt war, er hat noch geklettert. Dann hat er uns Kinder oft in die Berge mitgenommen.</text:p>
      <text:p text:style-name="P1">Auch war er ganz gut mit zeichnen.</text:p>
      <text:p text:style-name="P1"/>
      <text:p text:style-name="P1">Ich habe noch ein Bild von ihm. Das muss ich Dir unbedingt mal zeigen. Unser Opa </text:p>
      <text:p text:style-name="P1"/>
      <text:p text:style-name="P1">war schon lustig. Besuch mich doch mal.</text:p>
      <text:p text:style-name="P1"/>
      <text:p text:style-name="P1">mit freundlichen Grüßen, Luis</text:p>
      <text:p text:style-name="P1"/>
      <text:p text:style-name="P1">________</text:p>
      <text:p text:style-name="P1"/>
      <text:p text:style-name="P1"><text:span text:style-name="T3">2. pdf-Datei: Möbe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